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Tahoma" svg:font-family="Tahoma" style:font-pitch="variable"/>
    <style:font-face style:name="Times" svg:font-family="Times" style:font-pitch="variable"/>
    <style:font-face style:name="DejaVu Sans1" svg:font-family="'DejaVu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1" svg:font-family="FreeSans"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0835in" fo:margin-bottom="0.0835in" loext:contextual-spacing="false" fo:text-align="center" style:justify-single-word="false"/>
      <style:text-properties style:font-name="Times" fo:font-size="12pt" officeooo:rsid="00001707" officeooo:paragraph-rsid="00001707" style:font-size-asian="12pt" style:font-name-complex="Times"/>
    </style:style>
    <style:style style:name="P2" style:family="paragraph" style:parent-style-name="Standard">
      <style:paragraph-properties fo:margin-top="0.25in" fo:margin-bottom="0.0835in" loext:contextual-spacing="false" fo:line-height="0.1665in"/>
      <style:text-properties style:font-name="Times" fo:font-size="9pt" fo:font-style="italic" style:font-size-asian="9pt" style:font-style-asian="italic" style:font-name-complex="Times"/>
    </style:style>
    <style:style style:name="P3" style:family="paragraph" style:parent-style-name="Standard">
      <style:paragraph-properties fo:margin-left="0.25in" fo:margin-right="0in" fo:line-height="0.139in" fo:text-align="justify" style:justify-single-word="false" fo:text-indent="-0.25in" style:auto-text-indent="false"/>
    </style:style>
    <style:style style:name="P4" style:family="paragraph" style:parent-style-name="Text_20_body">
      <style:paragraph-properties fo:line-height="0.1665in">
        <style:tab-stops>
          <style:tab-stop style:position="0.1252in"/>
        </style:tab-stops>
      </style:paragraph-properties>
      <style:text-properties style:font-name="Times" style:font-name-complex="Times"/>
    </style:style>
    <style:style style:name="P5" style:family="paragraph" style:parent-style-name="Text_20_body" style:list-style-name="WW8Num3">
      <style:paragraph-properties fo:margin-left="0in" fo:margin-right="0in" fo:line-height="0.1665in" fo:text-indent="0in" style:auto-text-indent="false"/>
      <style:text-properties style:font-name="Times" style:font-name-complex="Times"/>
    </style:style>
    <style:style style:name="P6" style:family="paragraph" style:parent-style-name="Text_20_body" style:list-style-name="WW8Num3">
      <style:paragraph-properties fo:margin-left="0in" fo:margin-right="0in" fo:line-height="0.1665in" fo:text-indent="0in" style:auto-text-indent="false">
        <style:tab-stops>
          <style:tab-stop style:position="0in"/>
          <style:tab-stop style:position="0.25in"/>
        </style:tab-stops>
      </style:paragraph-properties>
      <style:text-properties style:font-name="Times" style:font-name-complex="Times"/>
    </style:style>
    <style:style style:name="P7" style:family="paragraph" style:parent-style-name="Text_20_body" style:list-style-name="WW8Num3">
      <style:paragraph-properties fo:margin-left="0in" fo:margin-right="0in" fo:line-height="0.1665in" fo:text-indent="0in" style:auto-text-indent="false">
        <style:tab-stops>
          <style:tab-stop style:position="0.25in"/>
        </style:tab-stops>
      </style:paragraph-properties>
      <style:text-properties style:font-name="Times" style:font-name-complex="Times"/>
    </style:style>
    <style:style style:name="P8" style:family="paragraph" style:parent-style-name="Standard" style:master-page-name="Convert_20_1">
      <style:paragraph-properties fo:text-align="justify" style:justify-single-word="false" style:page-number="auto"/>
    </style:style>
    <style:style style:name="P9" style:family="paragraph" style:parent-style-name="Standard">
      <style:paragraph-properties fo:margin-left="0in" fo:margin-right="0in" fo:line-height="0.1665in" fo:text-align="justify" style:justify-single-word="false" fo:text-indent="0.1252in" style:auto-text-indent="false"/>
      <style:text-properties style:font-name="Times" officeooo:rsid="0000832a" officeooo:paragraph-rsid="0000832a" style:font-name-complex="Times"/>
    </style:style>
    <style:style style:name="P10" style:family="paragraph" style:parent-style-name="Standard">
      <style:paragraph-properties fo:margin-left="0in" fo:margin-right="0in" fo:line-height="0.1665in" fo:text-align="justify" style:justify-single-word="false" fo:text-indent="0.1252in" style:auto-text-indent="false"/>
      <style:text-properties officeooo:rsid="0000832a" officeooo:paragraph-rsid="0000832a"/>
    </style:style>
    <style:style style:name="P11" style:family="paragraph" style:parent-style-name="Standard">
      <style:paragraph-properties fo:margin-left="0in" fo:margin-right="0in" fo:line-height="0.1665in" fo:text-align="justify" style:justify-single-word="false" fo:text-indent="0.1299in" style:auto-text-indent="false"/>
    </style:style>
    <style:style style:name="P12" style:family="paragraph" style:parent-style-name="Standard">
      <style:paragraph-properties fo:margin-left="0in" fo:margin-right="0in" fo:line-height="0.1665in" fo:text-align="justify" style:justify-single-word="false" fo:text-indent="0.1299in" style:auto-text-indent="false"/>
      <style:text-properties style:font-name="Times" officeooo:rsid="0000832a" officeooo:paragraph-rsid="0000832a" style:font-name-complex="Times"/>
    </style:style>
    <style:style style:name="P13" style:family="paragraph" style:parent-style-name="Standard">
      <style:paragraph-properties fo:margin-left="0in" fo:margin-right="0in" fo:line-height="0.1665in" fo:text-align="justify" style:justify-single-word="false" fo:text-indent="0.1299in" style:auto-text-indent="false"/>
      <style:text-properties style:font-name="Times" officeooo:rsid="00042360" officeooo:paragraph-rsid="00042360" style:font-name-complex="Times"/>
    </style:style>
    <style:style style:name="P14" style:family="paragraph" style:parent-style-name="Standard">
      <style:paragraph-properties fo:margin-left="0in" fo:margin-right="0in" fo:line-height="0.1665in" fo:text-align="justify" style:justify-single-word="false" fo:text-indent="0.1299in" style:auto-text-indent="false"/>
      <style:text-properties officeooo:rsid="0000832a" officeooo:paragraph-rsid="0000832a"/>
    </style:style>
    <style:style style:name="P15" style:family="paragraph" style:parent-style-name="Standard">
      <style:paragraph-properties fo:margin-top="0.25in" fo:margin-bottom="0.0835in" loext:contextual-spacing="false" fo:line-height="0.1665in" fo:text-align="center" style:justify-single-word="false"/>
      <style:text-properties fo:font-variant="small-caps" style:use-window-font-color="true" style:font-name="Times" fo:font-size="10pt" fo:language="en" fo:country="US" officeooo:rsid="0000832a" style:font-name-asian="Times New Roman" style:font-size-asian="10pt" style:font-name-complex="Times" style:font-size-complex="10pt" style:language-complex="ar" style:country-complex="SA"/>
    </style:style>
    <style:style style:name="P16" style:family="paragraph" style:parent-style-name="Standard">
      <style:paragraph-properties fo:margin-top="0.222in" fo:margin-bottom="0.0835in" loext:contextual-spacing="false" fo:line-height="0.1665in" fo:text-align="center" style:justify-single-word="false"/>
      <style:text-properties fo:font-variant="small-caps" style:font-name="Times" officeooo:paragraph-rsid="0001893f" style:font-name-complex="Times"/>
    </style:style>
    <style:style style:name="P17" style:family="paragraph" style:parent-style-name="Standard">
      <style:paragraph-properties fo:margin-left="0.248in" fo:margin-right="0in" fo:margin-top="0.222in" fo:margin-bottom="0.0835in" loext:contextual-spacing="false" fo:line-height="0.1665in" fo:text-indent="-0.248in" style:auto-text-indent="false"/>
      <style:text-properties fo:font-variant="normal" fo:text-transform="none" style:font-name="Times" fo:font-size="10pt" fo:font-weight="normal" style:font-size-asian="10pt" style:font-weight-asian="normal" style:font-name-complex="Times"/>
    </style:style>
    <style:style style:name="P18" style:family="paragraph" style:parent-style-name="Heading_20_1" style:master-page-name="Standard">
      <style:paragraph-properties fo:margin-top="0.0835in" fo:margin-bottom="0.0835in" loext:contextual-spacing="false" fo:text-align="center" style:justify-single-word="false" style:page-number="auto"/>
      <style:text-properties style:font-name="Times" fo:font-size="18pt" fo:font-weight="normal" officeooo:rsid="00001707" officeooo:paragraph-rsid="00001707" style:font-size-asian="18pt" style:font-weight-asian="normal" style:font-name-complex="Times"/>
    </style:style>
    <style:style style:name="P19" style:family="paragraph" style:parent-style-name="Heading_20_3">
      <style:text-properties fo:font-variant="normal" fo:text-transform="none" style:font-name="Times" fo:font-weight="normal" style:font-weight-asian="normal" style:font-name-complex="Times"/>
    </style:style>
    <style:style style:name="P20" style:family="paragraph" style:parent-style-name="Heading_20_3">
      <style:paragraph-properties fo:margin-top="0.0835in" fo:margin-bottom="0.0835in" loext:contextual-spacing="false"/>
      <style:text-properties fo:font-variant="normal" fo:text-transform="none" style:font-name="Times" fo:font-weight="normal" style:font-weight-asian="normal" style:font-name-complex="Times"/>
    </style:style>
    <style:style style:name="P21" style:family="paragraph" style:parent-style-name="Heading_20_3">
      <style:paragraph-properties fo:margin-left="0in" fo:margin-right="0in" fo:margin-top="0.028in" fo:margin-bottom="0in" loext:contextual-spacing="false" fo:line-height="0.139in" fo:text-align="justify" style:justify-single-word="false" fo:text-indent="0.1299in" style:auto-text-indent="false"/>
    </style:style>
    <style:style style:name="P22" style:family="paragraph" style:parent-style-name="Heading_20_3">
      <style:paragraph-properties fo:margin-left="0in" fo:margin-right="0in" fo:margin-top="0.028in" fo:margin-bottom="0in" loext:contextual-spacing="false" fo:line-height="0.139in" fo:text-align="justify" style:justify-single-word="false" fo:text-indent="0.1299in" style:auto-text-indent="false"/>
      <style:text-properties officeooo:paragraph-rsid="00001707"/>
    </style:style>
    <style:style style:name="P23" style:family="paragraph" style:parent-style-name="Heading_20_3">
      <style:paragraph-properties fo:margin-top="0.25in" fo:margin-bottom="0.0835in" loext:contextual-spacing="false" fo:line-height="0.1665in"/>
      <style:text-properties fo:font-variant="small-caps" style:use-window-font-color="true" style:font-name="Times" fo:font-size="10pt" fo:language="en" fo:country="US" fo:font-weight="normal" officeooo:rsid="0000832a" style:font-name-asian="Times New Roman" style:font-size-asian="10pt" style:font-weight-asian="normal" style:font-name-complex="Times" style:font-size-complex="10pt" style:language-complex="ar" style:country-complex="SA"/>
    </style:style>
    <style:style style:name="P24" style:family="paragraph" style:parent-style-name="Heading_20_3">
      <style:paragraph-properties fo:margin-top="0.1665in" fo:margin-bottom="0.0835in" loext:contextual-spacing="false" fo:line-height="0.1665in"/>
      <style:text-properties fo:font-variant="small-caps" style:use-window-font-color="true" style:font-name="Times" fo:font-size="10pt" fo:language="en" fo:country="US" fo:font-weight="normal" officeooo:rsid="0000832a" style:font-name-asian="Times New Roman" style:font-size-asian="10pt" style:font-weight-asian="normal" style:font-name-complex="Times" style:font-size-complex="10pt" style:language-complex="ar" style:country-complex="SA"/>
    </style:style>
    <style:style style:name="P25" style:family="paragraph" style:parent-style-name="Heading_20_3">
      <style:paragraph-properties fo:margin-top="0.222in" fo:margin-bottom="0.0835in" loext:contextual-spacing="false" fo:line-height="0.1665in"/>
      <style:text-properties fo:font-variant="normal" fo:text-transform="none" style:font-name="Times" fo:font-size="10pt" fo:font-weight="normal" style:font-size-asian="10pt" style:font-weight-asian="normal" style:font-name-complex="Times"/>
    </style:style>
    <style:style style:name="P26" style:family="paragraph" style:parent-style-name="Heading_20_3">
      <style:paragraph-properties fo:margin-top="0.222in" fo:margin-bottom="0.0835in" loext:contextual-spacing="false" fo:line-height="0.1665in"/>
      <style:text-properties fo:font-variant="normal" fo:text-transform="none" style:font-name="Times" fo:font-size="10pt" fo:font-weight="normal" officeooo:rsid="00042360" officeooo:paragraph-rsid="00042360" style:font-size-asian="10pt" style:font-weight-asian="normal" style:font-name-complex="Times"/>
    </style:style>
    <style:style style:name="P27" style:family="paragraph" style:parent-style-name="Heading_20_3">
      <style:paragraph-properties fo:margin-left="0.248in" fo:margin-right="0in" fo:margin-top="0.222in" fo:margin-bottom="0.0835in" loext:contextual-spacing="false" fo:line-height="0.1665in" fo:text-indent="-0.248in" style:auto-text-indent="false"/>
      <style:text-properties fo:font-variant="normal" fo:text-transform="none" style:font-name="Times" fo:font-size="10pt" fo:font-weight="normal" style:font-size-asian="10pt" style:font-weight-asian="normal" style:font-name-complex="Times"/>
    </style:style>
    <style:style style:name="P28" style:family="paragraph" style:parent-style-name="Heading_20_3">
      <style:paragraph-properties fo:margin-left="0.248in" fo:margin-right="0in" fo:margin-top="0.222in" fo:margin-bottom="0.0835in" loext:contextual-spacing="false" fo:line-height="0.1665in" fo:text-indent="-0.248in" style:auto-text-indent="false"/>
    </style:style>
    <style:style style:name="P29" style:family="paragraph" style:parent-style-name="Body_20_Text_20_Indent_20_2">
      <style:paragraph-properties fo:margin-left="0in" fo:margin-right="0in" fo:line-height="0.1665in" fo:text-align="justify" style:justify-single-word="false" fo:text-indent="0.1299in" style:auto-text-indent="false"/>
      <style:text-properties style:font-name="Times" officeooo:rsid="0001893f" officeooo:paragraph-rsid="0001893f" style:font-name-complex="Times"/>
    </style:style>
    <style:style style:name="P30" style:family="paragraph" style:parent-style-name="Body_20_Text_20_Indent_20_2">
      <style:paragraph-properties fo:margin-left="0in" fo:margin-right="0in" fo:line-height="0.1665in" fo:text-align="justify" style:justify-single-word="false" fo:text-indent="0.1299in" style:auto-text-indent="false"/>
      <style:text-properties style:font-name="Times" officeooo:rsid="00022ed1" officeooo:paragraph-rsid="00022ed1" style:font-name-complex="Times"/>
    </style:style>
    <style:style style:name="P31" style:family="paragraph" style:parent-style-name="Body_20_Text_20_Indent_20_2">
      <style:paragraph-properties fo:margin-left="0in" fo:margin-right="0in" fo:line-height="0.1665in" fo:text-align="justify" style:justify-single-word="false" fo:text-indent="0.1299in" style:auto-text-indent="false"/>
      <style:text-properties style:font-name="Times" officeooo:rsid="00042360" officeooo:paragraph-rsid="00042360" style:font-name-complex="Times"/>
    </style:style>
    <style:style style:name="P32" style:family="paragraph" style:parent-style-name="Body_20_Text_20_Indent_20_2">
      <style:paragraph-properties fo:margin-left="0in" fo:margin-right="0in" fo:line-height="0.1665in" fo:text-align="justify" style:justify-single-word="false" fo:text-indent="0.1299in" style:auto-text-indent="false"/>
      <style:text-properties officeooo:paragraph-rsid="00042360"/>
    </style:style>
    <style:style style:name="T1" style:family="text">
      <style:text-properties style:font-name="Times" style:font-name-complex="Times"/>
    </style:style>
    <style:style style:name="T2" style:family="text">
      <style:text-properties style:font-name="Times" officeooo:rsid="00042360" style:font-name-complex="Times"/>
    </style:style>
    <style:style style:name="T3" style:family="text">
      <style:text-properties style:font-name="Times" fo:font-size="10pt" fo:font-weight="normal" style:font-size-asian="10pt" style:font-weight-asian="normal" style:font-name-complex="Times"/>
    </style:style>
    <style:style style:name="T4" style:family="text">
      <style:text-properties style:font-name="Times" fo:font-style="italic" style:font-style-asian="italic" style:font-name-complex="Times"/>
    </style:style>
    <style:style style:name="T5" style:family="text">
      <style:text-properties style:font-name="Times" fo:font-size="9pt" style:font-size-asian="9pt" style:font-name-complex="Times"/>
    </style:style>
    <style:style style:name="T6" style:family="text">
      <style:text-properties style:font-name="Times" fo:font-size="9pt" fo:font-style="italic" style:font-size-asian="9pt" style:font-style-asian="italic" style:font-name-complex="Times"/>
    </style:style>
    <style:style style:name="T7" style:family="text">
      <style:text-properties fo:font-variant="normal" fo:text-transform="none" style:font-name="Times" fo:font-size="10pt" fo:font-weight="normal" style:font-size-asian="10pt" style:font-weight-asian="normal" style:font-name-complex="Times"/>
    </style:style>
    <style:style style:name="T8" style:family="text">
      <style:text-properties fo:font-variant="normal" fo:text-transform="none" style:font-name="Times" fo:font-size="10pt" fo:font-weight="normal" officeooo:rsid="0000832a" style:font-size-asian="10pt" style:font-weight-asian="normal" style:font-name-complex="Times"/>
    </style:style>
    <style:style style:name="T9" style:family="text">
      <style:text-properties fo:font-variant="normal" fo:text-transform="none" fo:font-size="9pt" fo:font-style="italic" style:letter-kerning="true" style:font-size-asian="9pt" style:font-style-asian="italic"/>
    </style:style>
    <style:style style:name="T10" style:family="text">
      <style:text-properties fo:font-variant="normal" fo:text-transform="none" fo:font-size="9pt" style:letter-kerning="true" style:font-size-asian="9pt"/>
    </style:style>
    <style:style style:name="T11" style:family="text">
      <style:text-properties fo:font-variant="normal" fo:text-transform="none" fo:font-size="9pt" officeooo:rsid="00001707" style:letter-kerning="true" style:font-size-asian="9pt"/>
    </style:style>
    <style:style style:name="T12" style:family="text">
      <style:text-properties fo:font-variant="normal" fo:text-transform="none" fo:font-size="9pt" officeooo:rsid="0000832a" style:letter-kerning="true" style:font-size-asian="9pt"/>
    </style:style>
    <style:style style:name="T13" style:family="text">
      <style:text-properties fo:font-variant="small-caps" style:use-window-font-color="true" fo:language="en" fo:country="US" officeooo:rsid="0000832a" style:font-name-asian="Times New Roman" style:font-size-complex="10pt" style:language-complex="ar" style:country-complex="SA"/>
    </style:style>
    <style:style style:name="T14" style:family="text">
      <style:text-properties officeooo:rsid="0000832a"/>
    </style:style>
    <style:style style:name="T15" style:family="text">
      <style:text-properties officeooo:rsid="0001893f"/>
    </style:style>
    <style:style style:name="T16" style:family="text">
      <style:text-properties officeooo:rsid="00022ed1"/>
    </style:style>
    <style:style style:name="T17" style:family="text">
      <style:text-properties officeooo:rsid="00042360"/>
    </style:style>
    <style:style style:name="Sect1" style:family="section">
      <style:section-properties style:writing-mode="lr-tb" style:editable="false">
        <style:columns fo:column-count="2" fo:column-gap="0.25in">
          <style:column style:rel-width="32767*" fo:start-indent="0in" fo:end-indent="0.1252in"/>
          <style:column style:rel-width="32768*" fo:start-indent="0.1252in" fo:end-indent="0in"/>
        </style:columns>
      </style:section-properties>
    </style:style>
    <style:style style:name="Sect2" style:family="section">
      <style:section-properties text:dont-balance-text-columns="true" style:writing-mode="lr-tb"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h text:style-name="P18" text:outline-level="1">SenseWalk 2.0</text:h>
        <text:p text:style-name="P1">Ross Applegate, Chad Borgelin, Benoit Brummer, and Diego Merida</text:p>
        <text:h text:style-name="P20" text:outline-level="3">Dept. of Electrical Engineering and Computer Science, University of Central Florida, Orlando, Florida, 32816-2450</text:h>
        <text:h text:style-name="P19" text:outline-level="3"/>
        <text:h text:style-name="P22" text:outline-level="3"><text:span text:style-name="T9">Abstract </text:span><text:span text:style-name="T10"><text:s/>— <text:s/></text:span><text:span text:style-name="T11">Everyday, engineers focus on ways of improving the quality of living for everyone around them. Whether it’s improving transportation, creating new and safer energy resources, or designing more efficient ways to complete a task, their goal is to establish something that will be both innovative and of practical use for everyone. This paper’s primary focus is on the application of creating a device that will benefit those who are classified as visually impaired. While there are devices that target this niche of people, none has the capability of greatly reducing the user’s need to depend on someone else. The goal of this device is to greatly enhance the independency of the users, while providing them support to navigate around safely and efficiently. <text:s/></text:span></text:h>
        <text:h text:style-name="P21" text:outline-level="3"><text:span text:style-name="T9">Index Terms <text:s/></text:span><text:span text:style-name="T10">— <text:s/></text:span><text:span text:style-name="T12">Lasers</text:span></text:h>
        <text:p text:style-name="P2"/>
        <text:h text:style-name="P23" text:outline-level="3">I. Introduction</text:h>
        <text:p text:style-name="P9">Detailed analysis of the research, design, coding, and testing procedures related to the navigation system for the visually impaired is thoroughly provided. The project description includes goals, motivators, and hardware and software system specifications. The foundation for the mission statement of this design is to aid the visually impaired with their travel on a daily basis. The cane is an alternative to seeing-eye dogs or personal assistants, as it doesn’t compromise independent mobility. It allows the individual to blend into society with little assistance or help from others. With a cane, they are able to be independent and not rely on others for their everyday needs. However, danger is still prevalent in the person’s inability to distinguish between safe paths and hazardous paths, thus presenting the opportunity for the cane to be perfected by modern-day technology. Many people in their day-to-day lives have a typical, established routine that may include routes going from home to work or going from one classroom to another. </text:p>
        <text:p text:style-name="P9"/>
        <text:p text:style-name="P9">For those that are visually impaired and use a cane, it would be deemed useful to have a device which stores some of their frequently used routes. The GPS in SenseWalk 2.0 will keep track of the user as they go about a certain route that they have selected and instructions transmitted will notify the user constantly of where they currently are and what direction they need to impart soon. Even when the option of using a stored route is not selected, the GPS can help the user in keeping them informed of their current whereabouts by announcing approaching streets and intersections. The GPS will need to use a software that offers access to maps and geographical points in order to configure routes and pinpoint the user's location in real-time. </text:p>
        <text:h text:style-name="P23" text:outline-level="3">II. Microcontroller</text:h>
        <text:p text:style-name="P10"><text:span text:style-name="T1">We chose the STMicroelectronics STM32 F7 microcontroller because it is the most affordable of only two Cortex-M7 microcontrollers available at the time of our research.</text:span></text:p>
        <text:p text:style-name="P10"><text:span text:style-name="T1">The Cortex-M7 series can run at speeds of up to 300 MHz. The current STM32 F7 has a clock speed of 216 MHz, it contains an FPU and can interface with external SDRAM memory. This allows it to bridge the performance gap between microcontrollers and microprocessors, allowing us in theory to perform computer vision on a microcontroller.</text:span></text:p>
        <text:p text:style-name="P10"><text:span text:style-name="T1">The STM32 series MCUs can be programmed with a $20 STLinkV2 in-circuit debugger/programmer, and development boards cost range from $10 to $50. All development can be performed using free and open-source software, specifically the GCC compiler, GDB debugger, and OpenOCD on-chip debugger. These software are all prepackaged by STMicroelectronics in a ready-to-use Eclipse plugin called OpenSTM32.</text:span></text:p>
        <text:p text:style-name="P10"><text:span text:style-name="T1">SDRAM and flash were not incorporated into the final design, therefore SenseWalk 2 is physically incompatible with voice recognition and computer vision. A simpler alternative board, Sensewalk 9000, was created with a lower-performance microcontroller, the ultra-low-power 80MHz STMicroelectronics STM32 L4. SenseWalk 9000 runs off a replaceable 18650 battery and charges from a standard micro-USB port.</text:span></text:p>
        <text:h text:style-name="P23" text:outline-level="3">III. Audio Subsystem</text:h>
        <text:p text:style-name="P10"><text:span text:style-name="T1">Information is transmitted to the user through a Bluetooth headset. To achieve this, an audio file stored on the SD card is read by the microcontroller, the </text:span><text:soft-page-break/><text:span text:style-name="T1">compressed audio is transferred to a hardware MP3 decoder, which then sends a raw audio waveform to the bluetooth module.</text:span></text:p>
        <text:p text:style-name="P10"><text:span text:style-name="T1">The STMicroelectronics STA013 MPEG 2.5 audio decoder was chosen because it is widely available, well-documented, and comes in an easy to prototype 28-SO package. The STA013 uses I2C to communicate with the microcontroller, SPI to receive compressed audio files, and I2S to send out decompressed audio.</text:span></text:p>
        <text:p text:style-name="P10"><text:span text:style-name="T1">Alternatively, the Sensewalk 9000 features a series of jumpers which can be used to switch between using an external hardware decoder, or processing the audio in software and sending it directly from the microcontroller to the Bluetooth module. Generating an I2S signal on the microcontroller involves more complicated software, but it comes with a significant cost-benefit (~$12). The power implication of doing software audio decoding remains unknown until further testing can be done. The microcontroller would use more power while performing such heavy computations, but the processing cost may be lower than that added by powering an external ASIC.</text:span></text:p>
        <text:h text:style-name="P23" text:outline-level="3">IV. Filesystem</text:h>
        <text:p text:style-name="P10"><text:span text:style-name="T1">The filesystem is used by all subsystems. The GPS first reads all directions from a text-file which is then saved in memory. Both the laser and the GPS read compressed sound files that are then sent to the user as audio feedback.</text:span></text:p>
        <text:p text:style-name="P10"><text:span text:style-name="T1">All information is stored on a Micro-SD card using the Fat32 file-system which allows for easy modification from most computers. The open-source FatFs driver is used along with an SDIO physical interface (1-bit wide on SW2, 4-bit bus on SW9000).</text:span></text:p>
        <text:h text:style-name="P24" text:outline-level="3">V. Bluetooth Communication</text:h>
        <text:p text:style-name="P14"><text:span text:style-name="T1">Bluetooth transmission plays an integral role in communicating directions from the device to the user. It is the gateway that will relate information given from the user’s command to the device, then the response from the device back to the user. It will be required of the controller to obtain instructions from the GPS and transmit the set of instructions on a given route into an audio signal for the user to receive and hear through their headset.</text:span></text:p>
        <text:p text:style-name="P14"><text:span text:style-name="T1">A range of up to 10 meters with a Class 1 device is needed, since the proximity between the user and the device is very small (the cane will be in their hands at all times during use). Bluetooth uses a radio frequency that operates on the 2.4 GHz unlicensed (industrial, scientific, and medical) ISM band of radio frequencies. </text:span></text:p>
        <text:p text:style-name="P14"><text:span text:style-name="T1">This permits the console to communicate with many possible Bluetooth-enabled devices if necessary. Typically, a Bluetooth device can establish a connection with up to 8 devices all at the same time. This means that any Bluetooth-capable headset should be able to effortlessly interface with the cane.</text:span></text:p>
        <text:p text:style-name="P15">VI. Distance Detection</text:p>
        <text:p text:style-name="P12">One of the main goals from the previous version of the device was to improve most of technologies implemented on it and the most important features for a visually impaired is the feature of obstacle detection, for this reason we will analyze several technologies and compare them in order to use buy the sensor that will meet and surpass all the requirement for SenseWalk 2.0. There are many types of sensor out there in the market and selecting the right sensor is very important but a very difficult task. </text:p>
        <text:p text:style-name="P12">One of the main key sub-systems which SenseWalk2.0 implements, is an object proximity detection system. It is designed to be very helpful for the visually impaired user to have access to information relating to approaching or stationary objects within the user's walking path. Because SenseWalk 2.0 users are unable to visually observe approaching objects, SenseWalk 2.0 detects this information and audibly relays it to the user through Bluetooth. </text:p>
        <text:p text:style-name="P16">VII. <text:span text:style-name="T15">GPS</text:span></text:p>
        <text:p text:style-name="P29">The heart of the project is the GPS since this component will receive the user’s current position and measure the distance and direction to the next point, this is why the GPS module selection was essential. An appropriate module was chosen in order to ensure all “SenseWalk” requirements were met or exceeded. Proper selection between GPS cards guaranteed that accurate, reliable data is being received that can be read on the microcontroller. GPS connection with the satellites is known to weaken when inside buildings or as one gets closer to a building but the module locosys ls 20031 offers 66 channels which is pretty helpful to get signal faster in the circumstances mentioned above. This means that whatever routes the user chooses to load, they must be situated outdoors. As a user enters a building,GPS connection will be lost and will be reset once they return outdoors.</text:p>
        <text:p text:style-name="P16">VII<text:span text:style-name="T16">I</text:span>. <text:span text:style-name="T15">Magnetometer</text:span></text:p>
        <text:p text:style-name="P29">The use of GPS in SenseWalk 2.0 requires the need for a compass to help in the navigation of the user. Without a <text:soft-page-break/>compass, the orientation and direction the user is facing would be unknown to the device and could potentially cause errors in real-time direction and decision making. In order to know what direction the user is facing we need to implement a compass module or a magnetometer into the project. The earth is like a giant magnet with a north and a south pole and it has a magnetic field all around it. </text:p>
        <text:p text:style-name="P29">The strength of the magnetic field will vary with location and orientation. The way a compass module works is by detecting the earth’s natural magnetic field, the earth has an iron core that is part liquid and part solid crystal due to the gravitational pressure and the movements in the liquid outer core is what produces the Earth’s magnetic field. The module that will measure the magnetic field in three directions or axes, labeled as X, Y, Z. </text:p>
        <text:p text:style-name="P29">We use the Melexis MLX90393 magnetometer because it comes in a QFN16 3x3mm package and offers both an SPI and I2C interface. This made it easier to prototype and implement than competing models which typically have a 0.4mm pitch (as opposed to 0.5mm) and lack SPI connectivity.</text:p>
        <text:p text:style-name="P16"><text:span text:style-name="T16">IX</text:span>. <text:span text:style-name="T16">Power</text:span></text:p>
        <text:p text:style-name="P30">SenseWalk 2.0 required DC-DC linear and switching regulators and also an AC-DC switching converter. All DC-DC regulators convert the input voltage from the lithium ion battery to the required output voltage. There were a couple different options in the charging aspect ultimately allowing the solar to run simultaneously with DC-DC charging system is what was chosen. Allowing them to run at the same time allowed for a simpler circuit design with less parts. The (BQ24123) is the DC-DC charging circuit. The BQ25504 is a power management board where it allows two different inputs to be regulated. </text:p>
        <text:p text:style-name="P30">There were a few factors in picking a battery, which included the weight of the battery and length of run time. Light weight batteries with a long run time are good, but only in the short term. It was preferred to utilize heavy bulky types of batteries which provides a long run time, as well as a good overall life cycle. Ultimately we found the best of both worlds with a lithium ion battery. Lithium batteries are lightweight and high efficiency, but with that comes a higher price tag. </text:p>
        <text:p text:style-name="P30">SenseWalk 2.0 operates on a rechargeable type battery. This required an AC-DC converter to recharge the battery which will be bought; also this required a DC-DC converter to regulate the battery voltage to the required load voltage. Below is the design schematic of the DC-DC charger.</text:p>
        <text:p text:style-name="P30">The device also has a solar panel integrated on it, in order to help keep the device charged while it is in use, this will reduce the need for the user to search for a power outlet; a task which can be very challenging for the visually impaired.</text:p>
        <text:p text:style-name="P16"><text:span text:style-name="T17">X</text:span>. <text:span text:style-name="T17">Standards</text:span></text:p>
        <text:p text:style-name="P31">With the large increase in global population, energy demands are at an all-time high. The number of electronics per person has also largely increased. <text:s/>With the increase in power demand and a limited supply of power generation, efficient electronics have become a necessity. Governments and green environmental organizations have established energy efficiency standards. </text:p>
        <text:p text:style-name="P31">ENERGY STAR has become the largest most recognized international standard for energy efficient consumer products. The standard originated in the United States in 1992 when it was created by the Environmental Protection Agency and the Department of Energy. Depending on the specific device, there are standard requirements for a consumer product to be labeled with the ENERGY STAR mark. A specific set of guidelines and requirements has been constructed in order for an AC-DC power supply to be labeled with the ENERGY STAR mark. A full chart of Energy-Efficiency requirements can be found at http://www.energystar.gov/.</text:p>
        <text:p text:style-name="P31">Bluetooth uses the Industrial Scientific and Medical (ISM) band, which is free to use in most countries. The regulators expect lots of devices to be using the same spectrum, so they have set out rules for using ISM bandwidth to make sure that devices can share the bandwidth. </text:p>
        <text:p text:style-name="P31">The rules state that you must spread the power of your transmissions across the ISM band somehow. Two main methods are used for spreading out the power: direct sequence spread spectrum (DSSS) and frequency-hopping spread spectrum.</text:p>
        <text:p text:style-name="P32"><text:span text:style-name="T2">Direct sequence spread spectrum smears a transmission across a wide range of frequencies at low power. Frequency-hopping spread spectrum uses a small bandwidth but changes (or hops) frequency after each packet. Bluetooth uses frequency-hopping spread spectrum. There are 79 channels of 1 MHz each; after each transmit or receive, devices hop to a new channel.</text:span></text:p>
        <text:h text:style-name="P25" text:outline-level="3">Acknowledgement</text:h>
        <text:p text:style-name="P13">The authors would like to acknowledge the support and guidance of Dr. Samuel Richie and Dr. Lei Wei, first and foremost, for the extreme lengths he has gone to in <text:soft-page-break/>educating and guiding our research and meeting with the group to from time to time to keep track of overall progress and group resolve.</text:p>
        <text:p text:style-name="P13">We also extend thanks to Boeing and Leidos for the funding and amazing support to help create the SenseWalk 2.0 device, as well as their generous and continued support of engineering at the University of Central Florida in general.</text:p>
        <text:p text:style-name="P13">And lastly, we offer our thanks and gratitude to the professors who have so kindly agreed to ta</text:p>
        <text:p text:style-name="P13">ke time out of their busy schedule in order to review our project, which we have so diligently worked hard on.</text:p>
        <text:h text:style-name="P26" text:outline-level="3">Biography</text:h>
        <text:p text:style-name="P13">Ross Applegate is currently a senior at the University of Central Florida. He plans to graduate with his Bachelor’s of Science in Electrical Engineering in May of 2016. </text:p>
        <text:p text:style-name="P13">Chad Borgelin is currently a senior at the University of Central Florida. He plans to graduate with his Bachelor’s of Science in Computer Engineering in May of 2016. He plans to potentially attend the University of Central Florida for his graduate studies in Master of Business Administration (MBA). </text:p>
        <text:p text:style-name="P13">Benoit Brummer is currently a senior at the University of Central Florida. He plans to graduate with his Bachelor’s of Science in Computer Engineering in May of 2016 and pursue a MS CS in Belgium. Benoit currently enjoys working with embedded systems and artificial intelligence. He will one day start the trougnouf company.</text:p>
        <text:p text:style-name="P13">Diego Merida is currently a senior at the University of Central Florida. He plans to graduate with his Bachelor’s of Science in Computer Engineering in May of 2016. He plans to attend the University of Central Florida for graduate studies in the field of Computer Networks and Computer Security </text:p>
        <text:p text:style-name="P13"/>
        <text:h text:style-name="P27" text:outline-level="3"/>
        <text:h text:style-name="P27" text:outline-level="3"/>
        <text:h text:style-name="P27" text:outline-level="3"/>
        <text:h text:style-name="P27" text:outline-level="3"/>
        <text:h text:style-name="P27" text:outline-level="3"/>
        <text:h text:style-name="P27" text:outline-level="3"/>
        <text:p text:style-name="P17"/>
        <text:p text:style-name="P17"/>
        <text:p text:style-name="P17"/>
        <text:p text:style-name="P17"/>
        <text:p text:style-name="P17"/>
        <text:p text:style-name="P17"/>
        <text:p text:style-name="P17"/>
        <text:h text:style-name="P28" text:outline-level="3"/>
      </text:section>
      <text:section text:style-name="Sect2" text:name="Section2">
        <text:p text:style-name="P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Tahoma" svg:font-family="Tahoma" style:font-pitch="variable"/>
    <style:font-face style:name="Times" svg:font-family="Times" style:font-pitch="variable"/>
    <style:font-face style:name="DejaVu Sans1" svg:font-family="'DejaVu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1" svg:font-family="FreeSans"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0835in" fo:margin-bottom="0.0417in" loext:contextual-spacing="false" fo:keep-with-next="always"/>
      <style:text-properties fo:font-size="12pt" fo:font-weight="bold" style:font-size-asian="12pt" style:font-weight-asian="bold"/>
    </style:style>
    <style:style style:name="Heading_20_3" style:display-name="Heading 3" style:family="paragraph" style:parent-style-name="Standard" style:next-style-name="Standard" style:default-outline-level="3" style:class="text">
      <style:paragraph-properties fo:margin-top="0.0835in" fo:margin-bottom="0.0417in" loext:contextual-spacing="false" fo:text-align="center" style:justify-single-word="false" fo:keep-with-next="always"/>
      <style:text-properties fo:text-transform="uppercase" fo:font-size="12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keep-with-next="always"/>
      <style:text-properties fo:font-size="12pt" style:font-size-asian="12pt"/>
    </style:style>
    <style:style style:name="Footnote" style:family="paragraph" style:parent-style-name="Standard" style:class="extra"/>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ody_20_Text_20_2" style:display-name="Body Text 2" style:family="paragraph" style:parent-style-name="Standard">
      <style:text-properties fo:font-size="12pt" style:font-size-asian="12pt"/>
    </style:style>
    <style:style style:name="MTDisplayEquation" style:family="paragraph" style:parent-style-name="Standard">
      <style:paragraph-properties fo:margin-top="0.0835in" fo:margin-bottom="0.0835in" loext:contextual-spacing="false">
        <style:tab-stops>
          <style:tab-stop style:position="1.639in" style:type="center"/>
          <style:tab-stop style:position="3.278in" style:type="right"/>
        </style:tab-stops>
      </style:paragraph-properties>
      <style:text-properties style:font-name="Times" fo:font-family="Times" style:font-pitch="variable" style:font-name-complex="Times" style:font-family-complex="Times" style:font-pitch-complex="variable"/>
    </style:style>
    <style:style style:name="Text_20_body_20_indent" style:display-name="Text body indent" style:family="paragraph" style:parent-style-name="Standard" style:class="text">
      <style:paragraph-properties fo:margin-left="0in" fo:margin-right="0in" fo:line-height="0.1665in" fo:text-align="justify" style:justify-single-word="false" fo:text-indent="0.1252in" style:auto-text-indent="false"/>
      <style:text-properties style:font-name="Times" fo:font-family="Times" style:font-pitch="variable" style:font-name-complex="Times" style:font-family-complex="Times" style:font-pitch-complex="variable"/>
    </style:style>
    <style:style style:name="Body_20_Text_20_Indent_20_2" style:display-name="Body Text Indent 2" style:family="paragraph" style:parent-style-name="Standard">
      <style:paragraph-properties fo:margin-left="0in" fo:margin-right="0in" fo:line-height="0.1665in" fo:text-align="justify" style:justify-single-word="false" fo:text-indent="0.1299in" style:auto-text-indent="false"/>
      <style:text-properties style:font-name="Times" fo:font-family="Times" style:font-pitch="variable" style:font-name-complex="Times" style:font-family-complex="Times" style:font-pitch-complex="variable"/>
    </style:style>
    <style:style style:name="List_20_Number" style:display-name="List Number" style:family="paragraph" style:parent-style-name="Standard" style:list-style-name="WW8Num1"/>
    <style:style style:name="References" style:family="paragraph" style:parent-style-name="List_20_Number" style:list-style-name="WW8StyleNum">
      <style:paragraph-properties>
        <style:tab-stops/>
      </style:paragraph-properties>
      <style:text-properties fo:font-size="8pt" style:font-size-asian="8pt"/>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Default_20_Paragraph_20_Font" style:display-name="Default Paragraph Font" style:family="text"/>
    <style:style style:name="Footnote_20_Symbol" style:display-name="Footnote Symbol" style:family="text">
      <style:text-properties style:text-position="super 58%"/>
    </style:style>
    <style:style style:name="Internet_20_link" style:display-name="Internet link" style:family="text">
      <style:text-properties fo:color="#0000ff" style:text-underline-style="solid" style:text-underline-width="auto" style:text-underline-color="font-color"/>
    </style:style>
    <style:style style:name="MTEquationSection" style:family="text">
      <style:text-properties fo:color="#ff0000" fo:font-size="9pt" style:letter-kerning="true" style:font-size-asian="9pt" text:display="none"/>
    </style:style>
    <style:style style:name="Visited_20_Internet_20_Link" style:display-name="Visited Internet Link" style:family="text">
      <style:text-properties fo:color="#80008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prefix="[" style:num-suffix="]" style:num-format="1">
        <style:list-level-properties text:min-label-width="0.25in" text:min-label-distance="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1299in" fo:margin-bottom="1.1299in" fo:margin-left="0.8508in" fo:margin-right="0.8508in" style:writing-mode="lr-tb" style:layout-grid-color="#c0c0c0" style:layout-grid-lines="34"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1299in" fo:margin-bottom="1.1299in" fo:margin-left="0.85in" fo:margin-right="0.85in" style:writing-mode="lr-tb" style:layout-grid-color="#c0c0c0" style:layout-grid-lines="34"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ubmission Format for IMS2004 (Title in 18-point Times font)</dc:title>
    <dc:description>Gig `Em Aggies!</dc:description>
    <meta:initial-creator>-</meta:initial-creator>
    <meta:creation-date>2004-12-12T06:24:00</meta:creation-date>
    <dc:date>2016-04-08T02:49:13.870616287</dc:date>
    <meta:print-date>2005-03-31T13:41:00</meta:print-date>
    <meta:editing-cycles>18</meta:editing-cycles>
    <meta:editing-duration>PT2H14M43S</meta:editing-duration>
    <meta:generator>LibreOffice/5.1.1.3$Linux_X86_64 LibreOffice_project/10m0$Build-3</meta:generator>
    <meta:document-statistic meta:table-count="0" meta:image-count="0" meta:object-count="0" meta:page-count="5" meta:paragraph-count="54" meta:word-count="2519" meta:character-count="15422" meta:non-whitespace-character-count="12934"/>
    <meta:user-defined meta:name="_AdHocReviewCycleID" meta:value-type="float">-142758158</meta:user-defined>
    <meta:user-defined meta:name="_AuthorEmail">stefan.heinen@ias.rwth-aachen.de</meta:user-defined>
    <meta:user-defined meta:name="_AuthorEmailDisplayName">Stefan Heinen</meta:user-defined>
    <meta:user-defined meta:name="_EmailSubject">Author Instructions Update</meta:user-defined>
    <meta:user-defined meta:name="_PreviousAdHocReviewCycleID" meta:value-type="float">-1840406787</meta:user-defined>
    <meta:user-defined meta:name="_ReviewingToolsShownOnce" meta:value-type="string"/>
  </office:meta>
</office:document-meta>
</file>